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a933" style:font-name="Slack-Lato" fo:font-size="11.25pt" fo:letter-spacing="normal" fo:font-style="normal" fo:font-weight="normal"/>
    </style:style>
    <style:style style:name="P2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b2b2b2" style:font-name="Slack-Lato" fo:font-size="11.25pt" fo:letter-spacing="normal" fo:font-style="normal" fo:font-weight="normal"/>
    </style:style>
    <style:style style:name="P4" style:family="paragraph" style:parent-style-name="Text_20_body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P5" style:family="paragraph" style:parent-style-name="Text_20_body" style:list-style-name="L2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d1d2d3" style:font-name="Slack-Lato" fo:font-size="11.25pt" fo:letter-spacing="normal" fo:font-style="normal" fo:font-weight="normal"/>
    </style:style>
    <style:style style:name="T1" style:family="text">
      <style:text-properties officeooo:rsid="002d223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06369700" text:style-name="L1">
        <text:list-item>
          <text:p text:style-name="P1">create a rails application with devise (reset password + sign_in, NO sign up)</text:p>
        </text:list-item>
        <text:list-item>
          <text:p text:style-name="P1">admin user should be created by seeds</text:p>
        </text:list-item>
        <text:list-item>
          <text:p text:style-name="P1">admin can create users in admin panel (namespace)</text:p>
        </text:list-item>
        <text:list-item>
          <text:p text:style-name="P1">when admin creates a user then email and password (autogenerated) are sent by email</text:p>
        </text:list-item>
        <text:list-item>
          <text:p text:style-name="P1">admin can add categories (just a name, uid, and description)</text:p>
        </text:list-item>
        <text:list-item>
          <text:p text:style-name="P1">admin can add products (name, uuid [unique!], image, description, at least one category, number of products in stock)</text:p>
        </text:list-item>
        <text:list-item>
          <text:p text:style-name="P1">admin can edit categories/products</text:p>
        </text:list-item>
        <text:list-item>
          <text:p text:style-name="P1">admin can remove categories (if no products are connected)</text:p>
        </text:list-item>
        <text:list-item>
          <text:p text:style-name="P1">admin can archive product (set archived_at field to time when it happened, archived products cannot be purchased after this time)</text:p>
        </text:list-item>
        <text:list-item>
          <text:p text:style-name="P1">admin can see paginated list of categories (with filters and search)</text:p>
        </text:list-item>
        <text:list-item>
          <text:p text:style-name="P1">admin can see paginated list of products (with filters and search)</text:p>
        </text:list-item>
        <text:list-item>
          <text:p text:style-name="P1">admin can see paginated list of purchases (with filters and search)</text:p>
        </text:list-item>
        <text:list-item>
          <text:p text:style-name="P1">admin can export filtered purchases to XLS</text:p>
        </text:list-item>
        <text:list-item>
          <text:p text:style-name="P1">admin can import products with CSV file</text:p>
        </text:list-item>
        <text:list-item>
          <text:p text:style-name="P1">user can log in by email/password</text:p>
        </text:list-item>
        <text:list-item>
          <text:p text:style-name="P1">user can reset password</text:p>
        </text:list-item>
        <text:list-item>
          <text:p text:style-name="P1">user can edit email, password, first_name, last_name</text:p>
        </text:list-item>
        <text:list-item>
          <text:p text:style-name="P1">user cannot access admin panel namespace</text:p>
        </text:list-item>
        <text:list-item>
          <text:p text:style-name="P1">user can buy a product (number of products in stock is decreased)</text:p>
        </text:list-item>
        <text:list-item>
          <text:p text:style-name="P1">user can see history of his purchases</text:p>
        </text:list-item>
        <text:list-item>
          <text:p text:style-name="P1"><text:bookmark-start text:name="__DdeLink__59_3974956983"/>implement REST api for products<text:bookmark-end text:name="__DdeLink__59_3974956983"/> (all actions)</text:p>
        </text:list-item>
        <text:list-item>
          <text:p text:style-name="P1">implement authorization on top of this application, use it in proper places</text:p>
        </text:list-item>
        <text:list-item>
          <text:p text:style-name="P1">implement a view with statistics that is available for admin</text:p>
        </text:list-item>
        <text:list-item>
          <text:p text:style-name="P3">implement a state machine for purchases</text:p>
        </text:list-item>
        <text:list-item>
          <text:p text:style-name="P3">implement Null Object</text:p>
        </text:list-item>
        <text:list-item>
          <text:p text:style-name="P3">implement Decorator</text:p>
        </text:list-item>
        <text:list-item>
          <text:p text:style-name="P3">use exception handling in controller and in one of your service objects</text:p>
          <text:p text:style-name="P3"/>
        </text:list-item>
      </text:list>
      <text:p text:style-name="P4">Jakies statystyki, wymyśl sobie, np ile dziennie zamówień, ile produktów etc,</text:p>
      <text:list xml:id="list2698580542" text:style-name="L2">
        <text:list-item>
          <text:p text:style-name="P5">aasm (gem)</text:p>
        </text:list-item>
        <text:list-item>
          <text:p text:style-name="P5">NullObject, poszukaj, potem wytłumacz mi do czego sie tego używa i zaimplementuj</text:p>
        </text:list-item>
        <text:list-item>
          <text:p text:style-name="P5">To samo jak NullObject</text:p>
        </text:list-item>
        <text:list-item>
          <text:p text:style-name="P5">Poczytaj o exception handling i zrób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JetBrains Mono1" svg:font-family="'JetBrains Mono'"/>
    <style:font-face style:name="Lohit Devanagari1" svg:font-family="'Lohit Devanagari'"/>
    <style:font-face style:name="Slack-Lato" svg:font-family="Slack-Lato, appleLogo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06:36.789502368</meta:creation-date>
    <dc:date>2022-03-04T12:59:15.589013312</dc:date>
    <meta:editing-duration>P20DT20H51M1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33" meta:word-count="311" meta:character-count="1767" meta:non-whitespace-character-count="1520"/>
  </office:meta>
</office:document-meta>
</file>